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7.459in"/>
    </style:style>
    <style:style style:name="P1" style:family="paragraph" style:parent-style-name="Table_20_Contents">
      <style:text-properties style:font-name="Liberation Serif" fo:font-size="11pt" style:font-size-asian="11pt" style:font-size-complex="11pt"/>
    </style:style>
    <style:style style:name="P2" style:family="paragraph" style:parent-style-name="Table_20_Contents">
      <style:text-properties style:font-name="Liberation Serif" fo:font-size="10.5pt" style:font-size-asian="10.5pt" style:font-size-complex="10.5pt"/>
    </style:style>
    <style:style style:name="P3" style:family="paragraph" style:parent-style-name="Table_20_Contents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0.5pt" style:font-size-asian="10.5pt" style:font-size-complex="10.5pt"/>
    </style:style>
    <style:style style:name="P5" style:family="paragraph" style:parent-style-name="Table_20_Contents">
      <style:paragraph-properties fo:background-color="transparent">
        <style:background-image/>
      </style:paragraph-properties>
      <style:text-properties style:font-name="Liberation Serif" fo:font-size="11pt" style:font-size-asian="11pt" style:font-size-complex="11pt"/>
    </style:style>
    <style:style style:name="P6" style:family="paragraph" style:parent-style-name="Standard">
      <style:text-properties style:font-name="Cantarell"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/>
    </style:style>
    <style:style style:name="P8" style:family="paragraph" style:parent-style-name="Standard">
      <style:text-properties fo:font-size="10.5pt" style:font-size-asian="9.14999961853027pt" style:font-size-complex="10.5pt"/>
    </style:style>
    <style:style style:name="P9" style:family="paragraph" style:parent-style-name="Table_20_Contents" style:list-style-name="L1">
      <style:text-properties fo:font-variant="normal" fo:text-transform="none" fo:color="#222222" style:font-name="Liberation Serif" fo:font-size="10.5pt" fo:letter-spacing="normal" fo:font-style="normal" fo:font-weight="normal" style:font-size-asian="10.5pt" style:font-size-complex="10.5pt"/>
    </style:style>
    <style:style style:name="P10" style:family="paragraph" style:parent-style-name="Table_20_Contents" style:list-style-name="L1">
      <style:text-properties fo:font-variant="normal" fo:text-transform="none" fo:color="#222222" style:font-name="Century Schoolbook L" fo:font-size="10.5pt" fo:letter-spacing="normal" fo:font-style="normal" fo:font-weight="normal" style:font-size-asian="10.5pt" style:font-size-complex="10.5pt"/>
    </style:style>
    <style:style style:name="P11" style:family="paragraph" style:parent-style-name="Table_20_Contents" style:list-style-name="L1">
      <style:text-properties fo:font-variant="normal" fo:text-transform="none" fo:color="#000000" style:font-name="Liberation Serif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" style:family="text">
      <style:text-properties style:font-name="Cantarell"/>
    </style:style>
    <style:style style:name="T2" style:family="text">
      <style:text-properties style:font-name="Cantarell" fo:font-weight="bold" style:font-weight-asian="bold" style:font-weight-complex="bold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nutes of Meeting </text:p>
      <text:p text:style-name="P7"><text:span text:style-name="T1">GMRT</text:span><text:tab/><text:tab/><text:tab/><text:tab/><text:tab/><text:span text:style-name="T2">Minutes of Meeting</text:span></text:p>
      <text:p text:style-name="P7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eting</text:p>
          </table:table-cell>
          <table:table-cell table:style-name="Table1.B1" office:value-type="string">
            <text:p text:style-name="P1">Meeting related to In House CMS development</text:p>
          </table:table-cell>
        </table:table-row>
        <table:table-row>
          <table:table-cell table:style-name="Table1.A2" office:value-type="string">
            <text:p text:style-name="P5">Held on</text:p>
          </table:table-cell>
          <table:table-cell table:style-name="Table1.B2" office:value-type="string">
            <text:p text:style-name="P1">2<text:span text:style-name="T3">nd</text:span> JULY 2013 Time : 11.30 AM to 1.00 PM; GMRT conference room</text:p>
          </table:table-cell>
        </table:table-row>
        <table:table-row>
          <table:table-cell table:style-name="Table1.A2" office:value-type="string">
            <text:p text:style-name="P5">Attendees</text:p>
          </table:table-cell>
          <table:table-cell table:style-name="Table1.B2" office:value-type="string">
            <text:p text:style-name="P1">NGK, NAYAK JI, SNK, CPK, NMS &amp; RRU</text:p>
          </table:table-cell>
        </table:table-row>
        <table:table-row>
          <table:table-cell table:style-name="Table1.A4" office:value-type="string">
            <text:p text:style-name="P5">Agenda</text:p>
          </table:table-cell>
          <table:table-cell table:style-name="Table1.B2" office:value-type="string">
            <text:p text:style-name="P1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13"/>Discussed following items :</text:p>
            <text:p text:style-name="P3"/>
            <text:list xml:id="list3829167981" text:style-name="L1">
              <text:list-item>
                <text:p text:style-name="P9">RRU updated that he has physically connected 8 MCM cards to two dispatcher C00 and C01 using the N/W switch and Online_v2 prototype program design is working fine.</text:p>
                <text:p text:style-name="P9">RRU has initiated talk with Servo group (Mr. Thiyagu) for Online_v2 and <text:s/>PC104 communication. </text:p>
                <text:p text:style-name="P9"/>
              </text:list-item>
              <text:list-item>
                <text:p text:style-name="P9">SSS has prepared a list of Online procedure. SSS and RRU has optimized the MCM related commands.</text:p>
              </text:list-item>
            </text:list>
            <text:p text:style-name="P3"/>
            <text:list xml:id="list806522597" text:continue-numbering="true" text:style-name="L1">
              <text:list-item>
                <text:p text:style-name="P11">NMS updated that he has implemented a MCM software which has Online as well as web based interface for GAB system. ( GAB -&gt; GMRT Analog backend ).</text:p>
                <text:p text:style-name="P10"><text:s text:c="2"/></text:p>
              </text:list-item>
              <text:list-item>
                <text:p text:style-name="P9">CPK updated that 40 MCM cards are tested and can be used.</text:p>
                <text:p text:style-name="P9">- CPK is working on N/W switches L2/L3. </text:p>
                <text:p text:style-name="P9">- CPK has prepared a brief note on FE system interfacing.</text:p>
                <text:p text:style-name="P9"/>
              </text:list-item>
              <text:list-item>
                <text:p text:style-name="P9">SNK updated about database program.</text:p>
                <text:p text:style-name="P9"/>
              </text:list-item>
              <text:list-item>
                <text:p text:style-name="P9">Next meeting will be on 8 July 2013 at NCRA.</text:p>
              </text:list-item>
            </text:list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7-02T18:36:47</dc:date>
    <dc:creator>teleset </dc:creator>
    <meta:editing-duration>PT18H43M45S</meta:editing-duration>
    <meta:editing-cycles>215</meta:editing-cycles>
    <meta:generator>LibreOffice/3.4$Linux LibreOffice_project/340m1$Build-602</meta:generator>
    <meta:document-statistic meta:table-count="1" meta:image-count="0" meta:object-count="0" meta:page-count="1" meta:paragraph-count="25" meta:word-count="195" meta:character-count="1053" meta:non-whitespace-character-count="865"/>
  </office:meta>
</office:document-meta>
</file>